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0pt" style:font-size-asian="10pt" style:font-size-complex="10pt"/>
    </style:style>
    <style:style style:name="P22" style:family="paragraph" style:parent-style-name="Footer">
      <style:paragraph-properties fo:text-align="center" style:justify-single-word="false"/>
      <style:text-properties fo:font-size="10pt" style:font-size-asian="10pt" style:font-size-complex="10pt"/>
    </style:style>
    <style:style style:name="P23"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4"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line.description or ""&gt;</text:placeholder> <text:s text:c="25"/></text:p>
            <text:p text:style-name="P5"><text:placeholder text:placeholder-type="text">&lt;get_item_txt(line.po_indent_no.id,line.product_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v(line)&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3"><text:s text:c="8"/><text:span text:style-name="T3">TERMS AND CONDITIONS FOR PURCHASE</text:span></text:p>
      <text:p text:style-name="P24"/>
      <text:list xml:id="list8603721331"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1"/>
      <text:list xml:id="list310384500" text:continue-numbering="true" text:style-name="L1">
        <text:list-item>
          <text:p text:style-name="P25">The buyer assumes no obligations relation to any goods delivered in excess of those specifically ordered.</text:p>
        </text:list-item>
      </text:list>
      <text:p text:style-name="P21"/>
      <text:list xml:id="list497311461" text:continue-numbering="true" text:style-name="L1">
        <text:list-item>
          <text:p text:style-name="P25">The buyer reserved exclusive right to recover loss damages caused to the goods due to in boxing carriage or any other reason.</text:p>
        </text:list-item>
      </text:list>
      <text:p text:style-name="P21"/>
      <text:list xml:id="list616968151"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1"/>
      <text:list xml:id="list1227565601"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16T14:21:51</dc:date>
    <meta:editing-duration>P1DT3H47M15S</meta:editing-duration>
    <meta:editing-cycles>475</meta:editing-cycles>
    <meta:generator>LibreOffice/3.5$Linux_x86 LibreOffice_project/350m1$Build-2</meta:generator>
    <dc:creator>Dev127 </dc:creator>
    <meta:document-statistic meta:table-count="6" meta:image-count="1" meta:object-count="0" meta:page-count="2" meta:paragraph-count="101" meta:word-count="883" meta:character-count="6297" meta:non-whitespace-character-count="5139"/>
  </office:meta>
</office:document-meta>
</file>